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Git!</text:p>
      <text:p text:style-name="Standard"/>
      <text:p text:style-name="Standard">Soy Valentina. ¿Qué tal?</text:p>
      <text:p text:style-name="Standard"/>
      <text:p text:style-name="Standard">Salu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6S</meta:editing-duration>
    <meta:editing-cycles>4</meta:editing-cycles>
    <meta:generator>OpenOffice/4.1.10$Win32 OpenOffice.org_project/4110m2$Build-9807</meta:generator>
    <dc:date>2021-11-14T19:54:23.18</dc:date>
    <dc:creator>Valentina Gh</dc:creator>
    <meta:document-statistic meta:table-count="0" meta:image-count="0" meta:object-count="0" meta:page-count="1" meta:paragraph-count="3" meta:word-count="7" meta:character-count="41"/>
    <meta:user-defined meta:name="Info 1"/>
    <meta:user-defined meta:name="Info 2"/>
    <meta:user-defined meta:name="Info 3"/>
    <meta:user-defined meta:name="Info 4"/>
  </office:meta>
</office:document-meta>
</file>